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23-10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23-10-1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22-06-2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22-06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21-09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21-06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20-10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20-08-0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20-06-1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9-10-2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9-08-1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9-06-0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8-11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8-06-1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7-1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7-08-3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7-06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6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6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0-08-02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10-05-25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8-10-15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8-08-11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7-10-24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7-08-06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7-05-1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6-10-10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6-07-24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6-05-10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5-10-2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5-08-0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5-05-2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200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6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6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70</text:p>
          </table:table-cell>
          <table:table-cell office:value-type="string" calcext:value-type="string">
            <text:p>104B, East Millinocket, ME</text:p>
          </table:table-cell>
          <table:table-cell office:value-type="string" calcext:value-type="string">
            <text:p>199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2" meta:object-count="0"/>
    <meta:user-defined meta:name="AppVersion">3.0</meta:user-defined>
  </office:meta>
</office:document-meta>
</file>